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4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61cm"/>
    </style:style>
    <style:style style:name="co4" style:family="table-column">
      <style:table-column-properties fo:break-before="auto" style:column-width="7.135cm"/>
    </style:style>
    <style:style style:name="co5" style:family="table-column">
      <style:table-column-properties fo:break-before="auto" style:column-width="4.5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2.294cm" fo:break-before="auto" style:use-optimal-row-height="true"/>
    </style:style>
    <style:style style:name="ro6" style:family="table-row">
      <style:table-row-properties style:row-height="32.039cm" fo:break-before="auto" style:use-optimal-row-height="true"/>
    </style:style>
    <style:style style:name="ro7" style:family="table-row">
      <style:table-row-properties style:row-height="12.689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20.981cm" fo:break-before="auto" style:use-optimal-row-height="true"/>
    </style:style>
    <style:style style:name="ro10" style:family="table-row">
      <style:table-row-properties style:row-height="3.921cm" fo:break-before="auto" style:use-optimal-row-height="false"/>
    </style:style>
    <style:style style:name="ro11" style:family="table-row">
      <style:table-row-properties style:row-height="0.841cm" fo:break-before="auto" style:use-optimal-row-height="true"/>
    </style:style>
    <style:style style:name="ro12" style:family="table-row">
      <style:table-row-properties style:row-height="7.95cm" fo:break-before="auto" style:use-optimal-row-height="true"/>
    </style:style>
    <style:style style:name="ro13" style:family="table-row">
      <style:table-row-properties style:row-height="3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vertical-align="top"/>
      <style:text-properties fo:font-style="italic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top"/>
    </style:style>
    <style:style style:name="ce13" style:family="table-cell" style:parent-style-name="Default">
      <style:table-cell-properties fo:wrap-option="wrap" style:vertical-align="top"/>
      <style:text-properties fo:language="none" fo:country="none" style:language-asian="none" style:country-asian="none" style:language-complex="none" style:country-complex="none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vertical-align="top"/>
      <style:text-properties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" fo:font-size="12pt"/>
    </style:style>
    <style:style style:name="T4" style:family="text">
      <style:text-properties fo:color="#00aa00" style:font-name="Consolas" fo:font-size="10pt" fo:font-style="italic" style:font-name-asian="Consolas" style:font-name-complex="Consolas" style:font-size-asian="10pt" style:font-size-complex="10pt" style:font-style-asian="italic" style:font-style-complex="italic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DejaVu Sans" style:font-name-complex="DejaVu Sans"/>
    </style:style>
    <style:style style:name="T6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2"/>
        <table:table-column table:style-name="co2" table:number-columns-repeated="58" table:default-cell-style-name="ce2"/>
        <table:table-row table:style-name="ro1">
          <table:table-cell table:style-name="ce1" office:value-type="string" calcext:value-type="string" table:number-columns-spanned="6" table:number-rows-spanned="1">
            <text:p>Sevice Methods,Params and Responses</text:p>
          </table:table-cell>
          <table:covered-table-cell table:style-name="ce1"/>
          <table:covered-table-cell table:number-columns-repeated="4"/>
          <table:table-cell table:number-columns-repeated="58"/>
        </table:table-row>
        <table:table-row table:style-name="ro1">
          <table:table-cell table:style-name="ce1" office:value-type="string" calcext:value-type="string">
            <text:p>Content-type</text:p>
          </table:table-cell>
          <table:table-cell table:style-name="ce1" office:value-type="string" calcext:value-type="string">
            <text:p>application/json</text:p>
          </table:table-cell>
          <table:table-cell/>
          <table:table-cell office:value-type="string" calcext:value-type="string">
            <text:p>Success Code</text:p>
          </table:table-cell>
          <table:table-cell office:value-type="float" office:value="200" calcext:value-type="float">
            <text:p>200</text:p>
          </table:table-cell>
          <table:table-cell table:number-columns-repeated="59"/>
        </table:table-row>
        <table:table-row table:style-name="ro1">
          <table:table-cell table:style-name="ce1" table:number-columns-repeated="2"/>
          <table:table-cell table:number-columns-repeated="62"/>
        </table:table-row>
        <table:table-row table:style-name="ro1">
          <table:table-cell office:value-type="string" calcext:value-type="string">
            <text:p>Operation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Access-token required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Sign up</text:p>
          </table:table-cell>
          <table:table-cell table:style-name="ce3" office:value-type="string" calcext:value-type="string">
            <text:p>auth/signup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fname": "joyal",</text:p>
            <text:p>    "lname": "baby",</text:p>
            <text:p>    "email": "joyalbaby2011@gmail.com",</text:p>
            <text:p>    "password": "1234Welcome",</text:p>
            <text:p>    "username": "joyalbaby2011"</text:p>
            <text:p>}</text:p>
          </table:table-cell>
          <table:table-cell table:style-name="ce5" office:value-type="string" calcext:value-type="string">
            <text:p>{ <text:s text:c="7"/>"code": 200, <text:s text:c="4"/>"status": "Success"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Sign up OTP verify</text:p>
          </table:table-cell>
          <table:table-cell table:style-name="ce3" office:value-type="string" calcext:value-type="string">
            <text:p>auth/signup/verify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otp”:12345</text:p>
            <text:p>}</text:p>
          </table:table-cell>
          <table:table-cell table:style-name="ce5" office:value-type="string" calcext:value-type="string">
            <text:p>{ <text:s text:c="3"/>"access-token": "eyJ0e...WUi", <text:s text:c="3"/>"code": 200, <text:s text:c="3"/>"refresh-token": "eyJ0eXAiOiJK...Pczs", <text:s text:c="3"/>"status": "Success"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Sign In</text:p>
          </table:table-cell>
          <table:table-cell table:style-name="ce3" office:value-type="string" calcext:value-type="string">
            <text:p>/auth/signin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password": "1234Welcome"</text:p>
            <text:p>}</text:p>
          </table:table-cell>
          <table:table-cell office:value-type="string" calcext:value-type="string">
            <text:p>{    "access-token": "eyJ0e...WUi",    "code": 200,    "refresh-token": "eyJ0eXAiOiJK...Pczs",    "status": "Success"}  </text:p>
            <text:p>If Inactive user:{'code': 403,'status': ‘Oops!,Your account is Inactive’}--&gt;mail willbe sent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Sign In OTP verify</text:p>
          </table:table-cell>
          <table:table-cell table:style-name="ce3" office:value-type="string" calcext:value-type="string">
            <text:p>/auth/signin/verify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password": "1234Welcome",</text:p>
            <text:p>   “otp”:12345</text:p>
            <text:p>}</text:p>
          </table:table-cell>
          <table:table-cell office:value-type="string" calcext:value-type="string">
            <text:p>{    "access-token": "eyJ0e...WUi",    "code": 200,    "refresh-token": "eyJ0eXAiOiJK...Pczs",    "status": "Success"}  </text:p>
            <text:p/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Validate Username</text:p>
          </table:table-cell>
          <table:table-cell table:style-name="ce3" office:value-type="string" calcext:value-type="string">
            <text:p>/validateusernam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username":"joyalbaby2011"</text:p>
            <text:p>}</text:p>
          </table:table-cell>
          <table:table-cell office:value-type="string" calcext:value-type="string">
            <text:p>{</text:p>
            <text:p>    "code": 400,</text:p>
            <text:p>    "status": "Sorry, The username already exist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Validate Email</text:p>
          </table:table-cell>
          <table:table-cell office:value-type="string" calcext:value-type="string">
            <text:p>/validateemail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"joyalbaby2011@gmail.com"</text:p>
            <text:p>}</text:p>
          </table:table-cell>
          <table:table-cell office:value-type="string" calcext:value-type="string">
            <text:p>{</text:p>
            <text:p>    "code": 400,</text:p>
            <text:p>    "status": "Sorry, This email is already registered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Validate Session</text:p>
          </table:table-cell>
          <table:table-cell office:value-type="string" calcext:value-type="string">
            <text:p>/auth/validate/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status": "Valid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Forgot Password OTP</text:p>
          </table:table-cell>
          <table:table-cell office:value-type="string" calcext:value-type="string">
            <text:p>/auth/forgotpasswor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email":"joyalbaby2011@gmail.com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Reset Password</text:p>
          </table:table-cell>
          <table:table-cell office:value-type="string" calcext:value-type="string">
            <text:p>/auth/updatepasswor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"joyalbaby2011@gmail.com",</text:p>
            <text:p>    "otp":"845652",</text:p>
            <text:p>    "password":"joyalbaby1234"</text:p>
            <text:p>}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Sign out</text:p>
          </table:table-cell>
          <table:table-cell office:value-type="string" calcext:value-type="string">
            <text:p>/auth/signout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status": "Successfully logged out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5">
          <table:table-cell office:value-type="string" calcext:value-type="string">
            <text:p>Create Post</text:p>
          </table:table-cell>
          <table:table-cell office:value-type="string" calcext:value-type="string">
            <text:p>/post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</text:p>
            <text:p>    "post": "This is the post content",</text:p>
            <text:p>    "topic": "this is the title",</text:p>
            <text:p>    "privacy": "Public",</text:p>
            <text:p>    "attachments": [</text:p>
            <text:p>        {</text:p>
            <text:p>            "file_name": "attachment",</text:p>
            <text:p>            "file_ext":".pdf",</text:p>
            <text:p>            "file_type" :"application/pdf",</text:p>
            <text:p>            "data" :"UEsDBBk+092jSBQEAAIAAFQAAAAAAAAAAAAAAAA...AAB4tAAAAAA=="</text:p>
            <text:p>        }</text:p>
            <text:p>    ]</text:p>
            <text:p>}</text:p>
          </table:table-cell>
          <table:table-cell office:value-type="string" calcext:value-type="string">
            <text:p>{</text:p>
            <text:p>    "code": 200,</text:p>
            <text:p>    "data": {</text:p>
            <text:p>        "attachments": [     "http://localhost:5000/media/5e914e2e806ea32f19e094e4"</text:p>
            <text:p>        ]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2:51:13 GMT",</text:p>
            <text:p>        "dislike": false,</text:p>
            <text:p>        "disliked_by": [],</text:p>
            <text:p>        "dislikes": 0,</text:p>
            <text:p>        "hashtags": [],</text:p>
            <text:p>        "id": "5dff19ea9bcae35e74aa83d8",</text:p>
            <text:p>        "liked": false,</text:p>
            <text:p>        "liked_by": [],</text:p>
            <text:p>        "likes": 0,</text:p>
            <text:p>        "post": "This is the post content",</text:p>
            <text:p>        "privacy": "Public",</text:p>
            <text:p>        "shares": 0,</text:p>
            <text:p>        "topic": "this is the title",</text:p>
            <text:p>        "updated_on": "Sun, 22 Dec 2019 12:51:13 GMT"</text:p>
            <text:p>    },</text:p>
            <text:p>    "status": "Saved successfully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6">
          <table:table-cell office:value-type="string" calcext:value-type="string">
            <text:p>View all post</text:p>
          </table:table-cell>
          <table:table-cell office:value-type="string" calcext:value-type="string">
            <text:p>/post/all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     "skip_count": 0,   "location":[         79.15682170540093,         12.968412712678756       ],   "location_max_distance":10 } </text:p>
            <text:p>first the count will be 0 and then it is incremented by 10 every time to fetch next 10 records viceversa </text:p>
            <text:p>This call can be made with as well as without location filter</text:p>
          </table:table-cell>
          <table:table-cell office:value-type="string" calcext:value-type="string">
            <text:p>{</text:p>
            <text:p>    "code": 200,</text:p>
            <text:p>    "posts": [</text:p>
            <text:p>        {</text:p>
            <text:p>            "attachments": [</text:p>
            <text:p>                {</text:p>
            <text:p>                    "data": "UEsDBBk+092jSBQEAAIAAFQAAAAAAAAAAAAAAAAAAB4tAAAAAA==",</text:p>
            <text:p>                    "file_extension": ".pdf",</text:p>
            <text:p>                    "file_name": "attachment",</text:p>
            <text:p>                    "id": "5dff1d189865bac733f135fa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3:00:0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d189865bac733f135fb",</text:p>
            <text:p>            "liked": false,</text:p>
            <text:p>            "liked_by": [],</text:p>
            <text:p>            "likes": 0,</text:p>
            <text:p>            "post": "This is the post content 2",</text:p>
            <text:p>            "privacy": "Public",</text:p>
            <text:p>            "shares": 0,</text:p>
            <text:p>            "topic": "this is the title 2",</text:p>
            <text:p>            "updated_on": "Sun, 22 Dec 2019 13:00:03 GMT"</text:p>
            <text:p>        },</text:p>
            <text:p>        {</text:p>
            <text:p>            "attachments": [</text:p>
            <text:p>                {</text:p>
            <text:p>                    "data": "UEsDBBQAAAgAALE4lk+FbDmKLgAAAC4AAAAIAAAAbWltZXRAAAGoqAABtYW5pZmVzdC5yZGZQSwECFAAUAAgICACxOJZPTrTOdDIBAAAsBAAAFQAAAAAAAAAAAAAAAACpKwAATUVUQS1JTkYvbWFuaWZlc3QueG1sUEsFBgAAAAARABEAZQQAAB4tAAAAAA==",</text:p>
            <text:p>                    "file_extension": ".pdf",</text:p>
            <text:p>                    "file_name": "attachment",</text:p>
            <text:p>                    "id": "5dff19ea9bcae35e74aa83d7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2:51:1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9ea9bcae35e74aa83d8",</text:p>
            <text:p>            "liked": false,</text:p>
            <text:p>            "liked_by": [],</text:p>
            <text:p>            "likes": 0,</text:p>
            <text:p>            "post": "This is the post content",</text:p>
            <text:p>            "privacy": "Public",</text:p>
            <text:p>            "shares": 0,</text:p>
            <text:p>            "topic": "this is the title",</text:p>
            <text:p>            "updated_on": "Sun, 22 Dec 2019 12:51:13 GMT"</text:p>
            <text:p>        }</text:p>
            <text:p>    ]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6">
          <table:table-cell office:value-type="string" calcext:value-type="string">
            <text:p>Get my post</text:p>
          </table:table-cell>
          <table:table-cell office:value-type="string" calcext:value-type="string">
            <text:p>/post/my_pos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<text:s text:c="5"/>"skip_count": 0}</text:p>
          </table:table-cell>
          <table:table-cell office:value-type="string" calcext:value-type="string">
            <text:p>{</text:p>
            <text:p>    "code": 200,</text:p>
            <text:p>    "posts": [</text:p>
            <text:p>        {</text:p>
            <text:p>            "attachments": [</text:p>
            <text:p>                {</text:p>
            <text:p>                    "data": "UEsDBBk+092jSBQEAAIAAFQAAAAAAAAAAAAAAAAAAB4tAAAAAA==",</text:p>
            <text:p>                    "file_extension": ".pdf",</text:p>
            <text:p>                    "file_name": "attachment",</text:p>
            <text:p>                    "id": "5dff1d189865bac733f135fa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3:00:0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d189865bac733f135fb",</text:p>
            <text:p>            "liked": false,</text:p>
            <text:p>            "liked_by": [],</text:p>
            <text:p>            "likes": 0,</text:p>
            <text:p>            "post": "This is the post content 2",</text:p>
            <text:p>            "privacy": "Public",</text:p>
            <text:p>            "shares": 0,</text:p>
            <text:p>            "topic": "this is the title 2",</text:p>
            <text:p>            "updated_on": "Sun, 22 Dec 2019 13:00:03 GMT"</text:p>
            <text:p>        },</text:p>
            <text:p>        {</text:p>
            <text:p>            "attachments": [</text:p>
            <text:p>                {</text:p>
            <text:p>                    "data": "UEsDBBQAAAgAALE4lk+FbDmKLgAAAC4AAAAIAAAAbWltZXRAAAGoqAABtYW5pZmVzdC5yZGZQSwECFAAUAAgICACxOJZPTrTOdDIBAAAsBAAAFQAAAAAAAAAAAAAAAACpKwAATUVUQS1JTkYvbWFuaWZlc3QueG1sUEsFBgAAAAARABEAZQQAAB4tAAAAAA==",</text:p>
            <text:p>                    "file_extension": ".pdf",</text:p>
            <text:p>                    "file_name": "attachment",</text:p>
            <text:p>                    "id": "5dff19ea9bcae35e74aa83d7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2:51:1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9ea9bcae35e74aa83d8",</text:p>
            <text:p>            "liked": false,</text:p>
            <text:p>            "liked_by": [],</text:p>
            <text:p>            "likes": 0,</text:p>
            <text:p>            "post": "This is the post content",</text:p>
            <text:p>            "privacy": "Public",</text:p>
            <text:p>            "shares": 0,</text:p>
            <text:p>            "topic": "this is the title",</text:p>
            <text:p>            "updated_on": "Sun, 22 Dec 2019 12:51:13 GMT"</text:p>
            <text:p>        }</text:p>
            <text:p>    ]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7">
          <table:table-cell office:value-type="string" calcext:value-type="string">
            <text:p>View a post</text:p>
          </table:table-cell>
          <table:table-cell office:value-type="string" calcext:value-type="string">
            <text:p>/post/&lt;post_id&gt;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data": {</text:p>
            <text:p>        "attachments": [</text:p>
            <text:p>           "<text:a xlink:href="http://localhost:5000/media/5e914e2e806ea32f19e094e4" xlink:type="simple">http://localhost:5000/media/5e914e2e806ea32f19e094e4</text:a>"</text:p>
            <text:p>        ],”owner” :true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3:00:03 GMT",</text:p>
            <text:p>        "dislike": false,</text:p>
            <text:p>        "disliked_by": [],</text:p>
            <text:p>        "dislikes": 0,</text:p>
            <text:p>        "hashtags": [],</text:p>
            <text:p>        "id": "5dff1d189865bac733f135fb",</text:p>
            <text:p>        "liked": false,</text:p>
            <text:p>        "liked_by": [],</text:p>
            <text:p>        "likes": 0,</text:p>
            <text:p>        "post": "This is the post content 2",</text:p>
            <text:p>        "privacy": "Public",</text:p>
            <text:p>        "shares": 0,</text:p>
            <text:p>        "topic": "this is the title 2",</text:p>
            <text:p>        "updated_on": "Sun, 22 Dec 2019 13:00:03 GMT"</text:p>
            <text:p>    }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7">
          <table:table-cell office:value-type="string" calcext:value-type="string">
            <text:p>Edit a post</text:p>
          </table:table-cell>
          <table:table-cell office:value-type="string" calcext:value-type="string">
            <text:p>/post/&lt;post_id&gt;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</text:p>
            <text:p>    "post": "This is the post content",</text:p>
            <text:p>    "topic": "this is the title",</text:p>
            <text:p>    "privacy": "Public",</text:p>
            <text:p>    "attachments": [</text:p>
            <text:p>        {</text:p>
            <text:p>            "file_name": "attachment",</text:p>
            <text:p>            "file_ext":".pdf",</text:p>
            <text:p>            "file_type" :"application/pdf",</text:p>
            <text:p>            "data" :"UEsDBBk+092jSBQEAAIAAFQAAAAAAAAAAAAAAAA...AAB4tAAAAAA=="</text:p>
            <text:p>        }</text:p>
            <text:p>    ]</text:p>
            <text:p>}</text:p>
          </table:table-cell>
          <table:table-cell office:value-type="string" calcext:value-type="string">
            <text:p>{</text:p>
            <text:p>    "code": 200,</text:p>
            <text:p>    "data": {</text:p>
            <text:p>        "attachments": [</text:p>
            <text:p>           "<text:a xlink:href="http://localhost:5000/media/5e914e2e806ea32f19e094e4" xlink:type="simple">http://localhost:5000/media/5e914e2e806ea32f19e094e4</text:a>"</text:p>
            <text:p>        ],”owner” :true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3:00:03 GMT",</text:p>
            <text:p>        "dislike": false,</text:p>
            <text:p>        "disliked_by": [],</text:p>
            <text:p>        "dislikes": 0,</text:p>
            <text:p>        "hashtags": [],</text:p>
            <text:p>        "id": "5dff1d189865bac733f135fb",</text:p>
            <text:p>        "liked": false,</text:p>
            <text:p>        "liked_by": [],</text:p>
            <text:p>        "likes": 0,</text:p>
            <text:p>        "post": "This is the post content 2",</text:p>
            <text:p>        "privacy": "Public",</text:p>
            <text:p>        "shares": 0,</text:p>
            <text:p>        "topic": "this is the title 2",</text:p>
            <text:p>        "updated_on": "Sun, 22 Dec 2019 13:00:03 GMT"</text:p>
            <text:p>    }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8">
          <table:table-cell office:value-type="string" calcext:value-type="string">
            <text:p>Delete a post</text:p>
          </table:table-cell>
          <table:table-cell office:value-type="string" calcext:value-type="string">
            <text:p>post/delet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post": "5dff1d189865bac733f135fb"</text:p>
            <text:p>}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Like Post</text:p>
          </table:table-cell>
          <table:table-cell office:value-type="string" calcext:value-type="string">
            <text:p>/post/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Dislike Post</text:p>
          </table:table-cell>
          <table:table-cell office:value-type="string" calcext:value-type="string">
            <text:p>/post/dis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9">
          <table:table-cell office:value-type="string" calcext:value-type="string">
            <text:p>Search</text:p>
          </table:table-cell>
          <table:table-cell office:value-type="string" calcext:value-type="string">
            <text:p>/search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search":"joyalbaby2011"</text:p>
            <text:p>}</text:p>
          </table:table-cell>
          <table:table-cell office:value-type="string" calcext:value-type="string">
            <text:p>{</text:p>
            <text:p>  "code": 200,</text:p>
            <text:p>  "data": {</text:p>
            <text:p>    "hashtag": [</text:p>
            <text:p>      {</text:p>
            <text:p>        "attachments": [],</text:p>
            <text:p>        "author": {</text:p>
            <text:p>          "following": false,</text:p>
            <text:p>          "gender": "",</text:p>
            <text:p>          "id": "5ef23ef571df31283d1baa08",</text:p>
            <text:p>          "language": "en/US",</text:p>
            <text:p>          "name": "Ashokkumar S",</text:p>
            <text:p>          "profile_image": "http://localhost:5000/profile/5ef23ef571df31283d1baa08",</text:p>
            <text:p>          "user_name": "ashok8182@gmail.com"</text:p>
            <text:p>        },</text:p>
            <text:p>        "collection": false,</text:p>
            <text:p>        "comments": [],</text:p>
            <text:p>        "created_on": "Fri, 24 Jul 2020 22:46:57 GMT",</text:p>
            <text:p>        "dislike": false,</text:p>
            <text:p>        "disliked_by": [],</text:p>
            <text:p>        "dislikes": 0,</text:p>
            <text:p>        "hashtags": [</text:p>
            <text:p>          "cute_boy",</text:p>
            <text:p>          "awe",</text:p>
            <text:p>          "pakka_mass",</text:p>
            <text:p>          "mass"</text:p>
            <text:p>        ],</text:p>
            <text:p>        "id": "5f1b24ac34e631b840e81447",</text:p>
            <text:p>        "liked": false,</text:p>
            <text:p>        "liked_by": [],</text:p>
            <text:p>        "likes": 0,</text:p>
            <text:p>        "location": [</text:p>
            <text:p>          79.15756836533544,</text:p>
            <text:p>          12.967574499430185</text:p>
            <text:p>        ],</text:p>
            <text:p>        "owner": false,</text:p>
            <text:p>        "post": "I am so cute boy #cute_boy #awe #pakka_mass #mass",</text:p>
            <text:p>        "privacy": "Public",</text:p>
            <text:p>        "shares": 0,</text:p>
            <text:p>        "topic": "Creating a post with hash tags",</text:p>
            <text:p>        "updated_on": "Wed, 05 Aug 2020 11:47:46 GMT"</text:p>
            <text:p>      }</text:p>
            <text:p>    ],</text:p>
            <text:p>    "user": []</text:p>
            <text:p>  },</text:p>
            <text:p>  "status": "Success"</text:p>
            <text:p>}</text:p>
          </table:table-cell>
          <table:table-cell table:number-columns-repeated="59"/>
        </table:table-row>
        <table:table-row table:style-name="ro10">
          <table:table-cell office:value-type="string" calcext:value-type="string">
            <text:p>Profile picture Upload</text:p>
          </table:table-cell>
          <table:table-cell office:value-type="string" calcext:value-type="string">
            <text:p><text:span text:style-name="T1">profile</text:span>/upload</text:p>
          </table:table-cell>
          <table:table-cell office:value-type="string" calcext:value-type="string">
            <text:p>POST</text:p>
          </table:table-cell>
          <table:table-cell table:style-name="ce13" office:value-type="string" calcext:value-type="string">
            <text:p><text:span text:style-name="T3">{“file_name”:image.jpg,”file_ext”:”.jpg”,”file_type”:”image/jpg”,”data”:”UuvibshHJH....”,”crop”:”base64…”,”</text:span><text:span text:style-name="T4">crop_area</text:span><text:span text:style-name="T3">”:””}</text:span></text:p>
          </table:table-cell>
          <table:table-cell table:style-name="ce3" office:value-type="string" calcext:value-type="string">
            <text:p><text:span text:style-name="T6">{'code':200,'status':'Profile image uploaded successfully.</text:span>',}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Create Comment</text:p>
          </table:table-cell>
          <table:table-cell office:value-type="string" calcext:value-type="string">
            <text:p><text:span text:style-name="T1">comment</text:span>/create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“post_id”:”vedbsdf895sdfsdf_sf”,”comment”:”this is a comment”}</text:p>
          </table:table-cell>
          <table:table-cell office:value-type="string" calcext:value-type="string">
            <text:p>{“code”:200,”status”:success,”comment_id”:”wsdfsfsdfsrtyety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ke Comment</text:p>
          </table:table-cell>
          <table:table-cell office:value-type="string" calcext:value-type="string">
            <text:p>comment/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“comment”:”comment_id”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like Comment</text:p>
          </table:table-cell>
          <table:table-cell office:value-type="string" calcext:value-type="string">
            <text:p>comment/dis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“comment”: ”comment_id”</text:span>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List Users</text:p>
          </table:table-cell>
          <table:table-cell office:value-type="string" calcext:value-type="string">
            <text:p>/users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“code”:200,’status’:’Success’,’users’:[]}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Media Download</text:p>
          </table:table-cell>
          <table:table-cell table:style-name="ce7" office:value-type="string" calcext:value-type="string">
            <text:p>media/&lt;id&gt;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File downloa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ollow/Un Follow user</text:p>
          </table:table-cell>
          <table:table-cell table:style-name="ce9" office:value-type="string" calcext:value-type="string">
            <text:p>profile/follow</text:p>
          </table:table-cell>
          <table:table-cell office:value-type="string" calcext:value-type="string">
            <text:p>POST</text:p>
          </table:table-cell>
          <table:table-cell table:style-name="ce9" office:value-type="string" calcext:value-type="string">
            <text:p>{ "user_id": "5f017e588716ec1280f81b71"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ock User</text:p>
          </table:table-cell>
          <table:table-cell table:style-name="ce9" office:value-type="string" calcext:value-type="string">
            <text:p>/profile/block</text:p>
          </table:table-cell>
          <table:table-cell office:value-type="string" calcext:value-type="string">
            <text:p>POST</text:p>
          </table:table-cell>
          <table:table-cell table:style-name="ce9" office:value-type="string" calcext:value-type="string">
            <text:p>{ "user_id": "5f017e3e8716ec1280f81b6f"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dd/update collection</text:p>
          </table:table-cell>
          <table:table-cell office:value-type="string" calcext:value-type="string">
            <text:p>/collectio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     "post_id": "</text:span><text:span text:style-name="T5">5f017e588716ec1280f81b71</text:span>" }</text:p>
          </table:table-cell>
          <table:table-cell office:value-type="string" calcext:value-type="string">
            <text:p>{“code”:200,”status”:”Success”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1">
          <table:table-cell office:value-type="string" calcext:value-type="string">
            <text:p>Get my collection</text:p>
          </table:table-cell>
          <table:table-cell office:value-type="string" calcext:value-type="string">
            <text:p><text:span text:style-name="T1">/collection</text:span>/my_collectio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<text:s text:c="5"/>"skip_count": 0}</text:p>
          </table:table-cell>
          <table:table-cell office:value-type="string" calcext:value-type="string">
            <text:p>{“code”:200,”status”:”Success”,”data”: collection json{ posts: post json{}}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move from collection</text:p>
          </table:table-cell>
          <table:table-cell office:value-type="string" calcext:value-type="string">
            <text:p>/collection/remov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     "post_id": "</text:span><text:span text:style-name="T5">5f017e588716ec1280f81b71</text:span>" }</text:p>
          </table:table-cell>
          <table:table-cell office:value-type="string" calcext:value-type="string">
            <text:p>{“code”:200,”status”:”Success”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2">
          <table:table-cell office:value-type="string" calcext:value-type="string">
            <text:p>Get my activity</text:p>
          </table:table-cell>
          <table:table-cell office:value-type="string" calcext:value-type="string">
            <text:p>/activity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limited to 20 activities</text:p>
          </table:table-cell>
          <table:table-cell office:value-type="string" calcext:value-type="string">
            <text:p>{</text:p>
            <text:p>  "code": 200, </text:p>
            <text:p>  "data": [</text:p>
            <text:p>    {</text:p>
            <text:p>      "collection_id": "", </text:p>
            <text:p>      "description": "HariAdmin liked my post ", </text:p>
            <text:p>      "id": "5f38d30f6c5e71aea8f000dc", </text:p>
            <text:p>      "post_id": "5f1425ab0ddd3b57070d5c81", </text:p>
            <text:p>      "updated_time": "Sun, 16 Aug 2020 12:02:47 GMT", </text:p>
            <text:p>      "user": {</text:p>
            <text:p>        "following": false, </text:p>
            <text:p>        "gender": "", </text:p>
            <text:p>        "id": "5ef38c44531fe27876b53051", </text:p>
            <text:p>        "language": "en/US", </text:p>
            <text:p>        "name": "Hari Admin", </text:p>
            <text:p>        "profile_image": "", </text:p>
            <text:p>        "user_name": "admin_hari"</text:p>
            <text:p>      }</text:p>
            <text:p>    }, 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Update Profile</text:p>
          </table:table-cell>
          <table:table-cell table:style-name="ce7" office:value-type="string" calcext:value-type="string">
            <text:p>profile/update</text:p>
          </table:table-cell>
          <table:table-cell office:value-type="string" calcext:value-type="string">
            <text:p>POST</text:p>
          </table:table-cell>
          <table:table-cell table:style-name="ce12" office:value-type="string" calcext:value-type="string">
            <text:p>{</text:p>
            <text:p>    "first_name":"joyaltest",</text:p>
            <text:p>    "last_name" :"babytest",</text:p>
            <text:p>    "phone":"02444230",</text:p>
            <text:p>    "email":"joyaltest@test.com",</text:p>
            <text:p>    "gender":"Male"</text:p>
            <text:p>}</text:p>
          </table:table-cell>
          <table:table-cell table:style-name="ce12" office:value-type="string" calcext:value-type="string">
            <text:p>{  "code": 200,  "following": false,  "id": "5f230e7bfe2d549df6270997",  "language": "en/US",  "name": "joyaltest babytest",  "profile_image": "",  "status": "Success",  "user_name": "joyalbaby2011"} </text:p>
          </table:table-cell>
          <table:table-cell table:number-columns-repeated="59"/>
        </table:table-row>
        <table:table-row table:style-name="ro13">
          <table:table-cell office:value-type="string" calcext:value-type="string">
            <text:p>View Profile</text:p>
          </table:table-cell>
          <table:table-cell office:value-type="string" calcext:value-type="string">
            <text:p>profile/view</text:p>
          </table:table-cell>
          <table:table-cell office:value-type="string" calcext:value-type="string">
            <text:p>POST</text:p>
          </table:table-cell>
          <table:table-cell table:style-name="ce12" office:value-type="string" calcext:value-type="string">
            <text:p>{ "user_id":"5ef23ef571df31283d1baa08"} </text:p>
          </table:table-cell>
          <table:table-cell table:style-name="ce12" office:value-type="string" calcext:value-type="string">
            <text:p>{  "code": 200,  "edit": true,  "email": "joyaltest@test.com",  "first_name": "joyaltest",  "following": false,  "gender": "Male",  "id": "5f230e7bfe2d549df6270997",  "language": "en/US",  "last_name": "babytest",  "name": "joyaltest babytest",  "phone": "02444230",  "profile_image": "",  "status": "Success",  "user_name": "joyalbaby2011"}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ew Near By</text:p>
          </table:table-cell>
          <table:table-cell office:value-type="string" calcext:value-type="string">
            <text:p>post/new</text:p>
          </table:table-cell>
          <table:table-cell office:value-type="string" calcext:value-type="string">
            <text:p>POST</text:p>
          </table:table-cell>
          <table:table-cell table:style-name="ce12" office:value-type="string" calcext:value-type="string">
            <text:p>{    "post": "5f1b24ac34e631b840e81447"} </text:p>
          </table:table-cell>
          <table:table-cell table:style-name="ce12" office:value-type="string" calcext:value-type="string">
            <text:p>{  "code": 200,  "data": [],  "status": "Success"}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lete a activity</text:p>
          </table:table-cell>
          <table:table-cell office:value-type="string" calcext:value-type="string">
            <text:p>activity/delete</text:p>
          </table:table-cell>
          <table:table-cell office:value-type="string" calcext:value-type="string">
            <text:p>POST</text:p>
          </table:table-cell>
          <table:table-cell table:style-name="ce12" office:value-type="string" calcext:value-type="string">
            <text:p>{    "activity_id": "5f1b24ac34e631b840e81447"} </text:p>
          </table:table-cell>
          <table:table-cell table:style-name="ce12" office:value-type="string" calcext:value-type="string">
            <text:p>{  "code": 200,  "data": [],  "status": "Success"} 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lete all activity</text:p>
          </table:table-cell>
          <table:table-cell office:value-type="string" calcext:value-type="string">
            <text:p>activity/delete</text:p>
          </table:table-cell>
          <table:table-cell office:value-type="string" calcext:value-type="string">
            <text:p>GET</text:p>
          </table:table-cell>
          <table:table-cell/>
          <table:table-cell table:style-name="ce12" office:value-type="string" calcext:value-type="string">
            <text:p>{  "code": 200,  "data": [],  "status": "Success"} 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2">00/00/0000</text:date>, <text:time style:data-style-name="N2" text:time-value="12:11:48.8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22T11:26:48.223571474</meta:creation-date>
    <dc:date>2020-08-22T12:17:06.035000000</dc:date>
    <meta:editing-duration>PT8H26M49S</meta:editing-duration>
    <meta:editing-cycles>40</meta:editing-cycles>
    <meta:generator>LibreOffice/6.4.5.2$Windows_X86_64 LibreOffice_project/a726b36747cf2001e06b58ad5db1aa3a9a1872d6</meta:generator>
    <meta:document-statistic meta:table-count="1" meta:cell-count="208" meta:object-count="0"/>
  </office:meta>
</office:document-meta>
</file>